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874" officeooo:paragraph-rsid="0017c874"/>
    </style:style>
    <style:style style:name="P2" style:family="paragraph" style:parent-style-name="Standard">
      <style:text-properties fo:font-weight="bold" officeooo:rsid="00193f61" officeooo:paragraph-rsid="00193f61" style:font-weight-asian="bold" style:font-weight-complex="bold"/>
    </style:style>
    <style:style style:name="P3" style:family="paragraph" style:parent-style-name="Standard">
      <style:text-properties fo:font-weight="bold" officeooo:rsid="001bcbe2" officeooo:paragraph-rsid="001bcbe2" style:font-weight-asian="bold" style:font-weight-complex="bold"/>
    </style:style>
    <style:style style:name="P4" style:family="paragraph" style:parent-style-name="Standard">
      <style:text-properties fo:font-weight="bold" officeooo:rsid="0020c136" officeooo:paragraph-rsid="0020c136" style:font-weight-asian="bold" style:font-weight-complex="bold"/>
    </style:style>
    <style:style style:name="P5" style:family="paragraph" style:parent-style-name="Standard">
      <style:text-properties fo:font-weight="bold" officeooo:rsid="00233c21" officeooo:paragraph-rsid="00233c21" style:font-weight-asian="bold" style:font-weight-complex="bold"/>
    </style:style>
    <style:style style:name="P6" style:family="paragraph" style:parent-style-name="Standard">
      <style:text-properties fo:font-weight="bold" officeooo:rsid="00240ec5" officeooo:paragraph-rsid="00240ec5" style:font-weight-asian="bold" style:font-weight-complex="bold"/>
    </style:style>
    <style:style style:name="P7" style:family="paragraph" style:parent-style-name="Standard">
      <style:text-properties fo:font-weight="bold" officeooo:rsid="0025f5f6" officeooo:paragraph-rsid="0025f5f6" style:font-weight-asian="bold" style:font-weight-complex="bold"/>
    </style:style>
    <style:style style:name="P8" style:family="paragraph" style:parent-style-name="Standard">
      <style:text-properties fo:font-weight="normal" officeooo:rsid="0017c874" officeooo:paragraph-rsid="0017c874" style:font-weight-asian="normal" style:font-weight-complex="normal"/>
    </style:style>
    <style:style style:name="P9" style:family="paragraph" style:parent-style-name="Standard">
      <style:text-properties fo:font-weight="normal" officeooo:rsid="00193f61" officeooo:paragraph-rsid="00193f61" style:font-weight-asian="normal" style:font-weight-complex="normal"/>
    </style:style>
    <style:style style:name="P10" style:family="paragraph" style:parent-style-name="Standard">
      <style:text-properties fo:font-weight="normal" officeooo:rsid="001a34d4" officeooo:paragraph-rsid="001a34d4" style:font-weight-asian="normal" style:font-weight-complex="normal"/>
    </style:style>
    <style:style style:name="P11" style:family="paragraph" style:parent-style-name="Standard">
      <style:text-properties fo:font-weight="normal" officeooo:rsid="001bcbe2" officeooo:paragraph-rsid="001bcbe2" style:font-weight-asian="normal" style:font-weight-complex="normal"/>
    </style:style>
    <style:style style:name="P12" style:family="paragraph" style:parent-style-name="Standard">
      <style:text-properties fo:font-weight="normal" officeooo:rsid="001ca6be" officeooo:paragraph-rsid="001ca6be" style:font-weight-asian="normal" style:font-weight-complex="normal"/>
    </style:style>
    <style:style style:name="P13" style:family="paragraph" style:parent-style-name="Standard">
      <style:text-properties fo:font-weight="normal" officeooo:rsid="001e0f19" officeooo:paragraph-rsid="001e0f19" style:font-weight-asian="normal" style:font-weight-complex="normal"/>
    </style:style>
    <style:style style:name="P14" style:family="paragraph" style:parent-style-name="Standard">
      <style:text-properties fo:font-weight="normal" officeooo:rsid="001ed8d2" officeooo:paragraph-rsid="001ed8d2" style:font-weight-asian="normal" style:font-weight-complex="normal"/>
    </style:style>
    <style:style style:name="P15" style:family="paragraph" style:parent-style-name="Standard">
      <style:text-properties fo:font-weight="normal" officeooo:rsid="0020c136" officeooo:paragraph-rsid="0020c13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3c7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5aa5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hat is a process?</text:span></text:p>
      <text:p text:style-name="P8">En sekvens med operationer. De modifierar datastrukturer. Ett set register.</text:p>
      <text:p text:style-name="P8"/>
      <text:p text:style-name="P8">A C process consists of a program a stack </text:p>
      <text:p text:style-name="P8"/>
      <text:p text:style-name="P8">Stack behövs bara för proceduranrop.</text:p>
      <text:p text:style-name="P8"/>
      <text:p text:style-name="P8">Heap där vi kan allokera nya data strukturer som ska leva lite längre än nu.</text:p>
      <text:p text:style-name="P8"/>
      <text:p text:style-name="P8">Program pekare</text:p>
      <text:p text:style-name="P8"/>
      <text:p text:style-name="P2">What is a CPU?</text:p>
      <text:p text:style-name="P9">Instruktions pekare.<text:tab/><text:span text:style-name="T2">EIP</text:span> </text:p>
      <text:p text:style-name="P9">en stack pekare.<text:tab/><text:span text:style-name="T2">ESP</text:span></text:p>
      <text:p text:style-name="P9">en basestack pekare.<text:tab/><text:span text:style-name="T2">EBP</text:span></text:p>
      <text:p text:style-name="P9"/>
      <text:p text:style-name="P9">Stacken har olika stack-ramar för olika functioner.</text:p>
      <text:p text:style-name="P9"/>
      <text:p text:style-name="P10">Alla baspekare pekar på varandra. Så om man returnerar I en function så kommer man till dess baspekare, <text:s/>och om man returnerar I den…</text:p>
      <text:p text:style-name="P10"/>
      <text:p text:style-name="P11">Vems ansvar är det att spara det som finns I registerna? Det finns olika policys.</text:p>
      <text:p text:style-name="P11"/>
      <text:p text:style-name="P3">How is a data structure returned form a procedure call.</text:p>
      <text:p text:style-name="P11"/>
      <text:p text:style-name="P12">Bananaz skrev över arrayen på stacken.</text:p>
      <text:p text:style-name="P12"/>
      <text:p text:style-name="P12">Malloc är c commando för att lägga up något på heapen.</text:p>
      <text:p text:style-name="P12"/>
      <text:p text:style-name="P13">Free deallokerar minnet från heapen. </text:p>
      <text:p text:style-name="P13">Det finns också calloc och realloc.</text:p>
      <text:p text:style-name="P13"/>
      <text:p text:style-name="P14">Primitiver ligger alltid på stacken. (Vi vet ju hur stora de är.)</text:p>
      <text:p text:style-name="P14"/>
      <text:p text:style-name="P14">Garbage collector tar bort allt som inte finns referens till.</text:p>
      <text:p text:style-name="P14"/>
      <text:p text:style-name="P15">C ++ har ingen garbage collector.</text:p>
      <text:p text:style-name="P15"/>
      <text:p text:style-name="P15">Funktionella språk har inge typallokering.</text:p>
      <text:p text:style-name="P15"/>
      <text:p text:style-name="P15">Rust, best of both worlds. Compilatorn vet när objekt ska reclaimas.</text:p>
      <text:p text:style-name="P15"/>
      <text:p text:style-name="P4">Exekvering</text:p>
      <text:p text:style-name="P4"/>
      <text:p text:style-name="P15">JRE är en abstrakt masking som kör java program. Den är vanligt vis skriven I C.</text:p>
      <text:p text:style-name="P5"/>
      <text:p text:style-name="P5">OS</text:p>
      <text:p text:style-name="P5"><text:span text:style-name="T3">Ska tillhandalhålla POSIX API</text:span></text:p>
      <text:p text:style-name="P5"><text:span text:style-name="T3">Ibland går anrop till bibliotek I OS och ibland hela vägen ner I kärnan.</text:span></text:p>
      <text:p text:style-name="P5"><text:span text:style-name="T3"/></text:p>
      <text:p text:style-name="P6"><text:span text:style-name="T3">Direkt och indirekt exekvering.</text:span></text:p>
      <text:p text:style-name="P6"><text:span text:style-name="T3">Limited direkt exekvering är direkt men vi säger att programmet inte får göra vissa grejjor.</text:span></text:p>
      <text:p text:style-name="P6"><text:soft-page-break/><text:span text:style-name="T3">User mode- begränsningar</text:span></text:p>
      <text:p text:style-name="P6"><text:span text:style-name="T3">Kernel mode- inga begränsningar, go nuts!</text:span></text:p>
      <text:p text:style-name="P6"><text:span text:style-name="T3"/></text:p>
      <text:p text:style-name="P6"><text:span text:style-name="T3">“</text:span><text:span text:style-name="T4">trap to kernel mode”</text:span></text:p>
      <text:p text:style-name="P6"><text:span text:style-name="T4"><text:s/>Man kan hoppa mellan user och kernel mode.</text:span></text:p>
      <text:p text:style-name="P6"><text:span text:style-name="T4"/></text:p>
      <text:p text:style-name="P7"><text:span text:style-name="T4">G</text:span><text:span text:style-name="T3">anska dyrt att göra systemanrop eftersom registerna måste sparas över.</text:span></text:p>
      <text:p text:style-name="P7"><text:span text:style-name="T3"/></text:p>
      <text:p text:style-name="P7"><text:span text:style-name="T3">User and kernel mode. Ring 3 och ring 0.</text:span></text:p>
      <text:p text:style-name="P6"><text:span text:style-name="T3"/></text:p>
      <text:p text:style-name="P1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5:14:43.004895570</meta:creation-date>
    <dc:date>2016-09-13T16:58:56.201693815</dc:date>
    <meta:editing-duration>PT53M9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2" meta:paragraph-count="36" meta:word-count="283" meta:character-count="1653" meta:non-whitespace-character-count="1401"/>
  </office:meta>
</office:document-meta>
</file>